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 style:data-style-name="N0"/>
  </office:automatic-styles>
  <office:body>
    <office:spreadsheet>
      <table:table table:name="Abstract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6278.686" calcext:value-type="float">
            <text:p>6278.686</text:p>
          </table:table-cell>
          <table:table-cell table:style-name="ce5" office:value-type="float" office:value="6455.367" calcext:value-type="float">
            <text:p>6455.367</text:p>
          </table:table-cell>
          <table:table-cell table:style-name="ce5" office:value-type="float" office:value="6304.274" calcext:value-type="float">
            <text:p>6304.27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71.961" calcext:value-type="float">
            <text:p>1271.961</text:p>
          </table:table-cell>
          <table:table-cell table:style-name="ce5" office:value-type="float" office:value="6387.143" calcext:value-type="float">
            <text:p>6387.143</text:p>
          </table:table-cell>
          <table:table-cell table:style-name="ce5" office:value-type="float" office:value="1255.011" calcext:value-type="float">
            <text:p>1255.0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721" calcext:value-type="float">
            <text:p>0.721</text:p>
          </table:table-cell>
          <table:table-cell table:style-name="ce5" office:value-type="float" office:value="0.679" calcext:value-type="float">
            <text:p>0.679</text:p>
          </table:table-cell>
          <table:table-cell table:style-name="ce5" office:value-type="float" office:value="0.682" calcext:value-type="float">
            <text:p>0.68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190.156" calcext:value-type="float">
            <text:p>190.156</text:p>
          </table:table-cell>
          <table:table-cell table:style-name="ce5" office:value-type="float" office:value="192.7" calcext:value-type="float">
            <text:p>192.7</text:p>
          </table:table-cell>
          <table:table-cell table:style-name="ce5" office:value-type="float" office:value="191.36" calcext:value-type="float">
            <text:p>191.3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513" calcext:value-type="float">
            <text:p>0.513</text:p>
          </table:table-cell>
          <table:table-cell table:style-name="ce5" office:value-type="float" office:value="0.484" calcext:value-type="float">
            <text:p>0.484</text:p>
          </table:table-cell>
          <table:table-cell table:style-name="ce5" office:value-type="float" office:value="0.493" calcext:value-type="float">
            <text:p>0.49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.282" calcext:value-type="float">
            <text:p>4.282</text:p>
          </table:table-cell>
          <table:table-cell table:style-name="ce5" office:value-type="float" office:value="7.223" calcext:value-type="float">
            <text:p>7.223</text:p>
          </table:table-cell>
          <table:table-cell table:style-name="ce5" office:value-type="float" office:value="4.292" calcext:value-type="float">
            <text:p>4.29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4.912" calcext:value-type="float">
            <text:p>4.912</text:p>
          </table:table-cell>
          <table:table-cell table:style-name="ce5" office:value-type="float" office:value="4.494" calcext:value-type="float">
            <text:p>4.49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1.302" calcext:value-type="float">
            <text:p>1.302</text:p>
          </table:table-cell>
          <table:table-cell table:style-name="ce5" office:value-type="float" office:value="1.301" calcext:value-type="float">
            <text:p>1.301</text:p>
          </table:table-cell>
          <table:table-cell table:style-name="ce5" office:value-type="float" office:value="1.304" calcext:value-type="float">
            <text:p>1.3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.987" calcext:value-type="float">
            <text:p>1.987</text:p>
          </table:table-cell>
          <table:table-cell table:style-name="ce5" office:value-type="float" office:value="1.976" calcext:value-type="float">
            <text:p>1.976</text:p>
          </table:table-cell>
          <table:table-cell table:style-name="ce5" office:value-type="float" office:value="1.977" calcext:value-type="float">
            <text:p>1.97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3.588" calcext:value-type="float">
            <text:p>3.588</text:p>
          </table:table-cell>
          <table:table-cell table:style-name="ce5" office:value-type="float" office:value="13.152" calcext:value-type="float">
            <text:p>13.152</text:p>
          </table:table-cell>
          <table:table-cell table:style-name="ce5" office:value-type="float" office:value="3.594" calcext:value-type="float">
            <text:p>3.59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6.13557229" calcext:value-type="float">
            <text:p>56.1355722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9939262" calcext:value-type="float">
            <text:p>52.9939262</text:p>
          </table:table-cell>
          <table:table-cell office:value-type="float" office:value="56.13557229" calcext:value-type="float">
            <text:p>56.13557229</text:p>
          </table:table-cell>
          <table:table-cell office:value-type="float" office:value="52.9939262" calcext:value-type="float">
            <text:p>52.993926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8.39623179" calcext:value-type="float">
            <text:p>28.39623179</text:p>
          </table:table-cell>
          <table:table-cell office:value-type="float" office:value="28.39644598" calcext:value-type="float">
            <text:p>28.396445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0.39718685" calcext:value-type="float">
            <text:p>40.3971868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8.95556774" calcext:value-type="float">
            <text:p>68.9555677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93251353" calcext:value-type="float">
            <text:p>35.93251353</text:p>
          </table:table-cell>
          <table:table-cell office:value-type="float" office:value="55.8062261" calcext:value-type="float">
            <text:p>55.8062261</text:p>
          </table:table-cell>
          <table:table-cell office:value-type="float" office:value="35.93251353" calcext:value-type="float">
            <text:p>35.9325135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9.61472907" calcext:value-type="float">
            <text:p>59.61472907</text:p>
          </table:table-cell>
          <table:table-cell office:value-type="float" office:value="51.49395685" calcext:value-type="float">
            <text:p>51.4939568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30.63356888" calcext:value-type="float">
            <text:p>30.6335688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.64910851" calcext:value-type="float">
            <text:p>45.64910851</text:p>
          </table:table-cell>
          <table:table-cell table:number-columns-repeated="2" office:value-type="float" office:value="45.64911197" calcext:value-type="float">
            <text:p>45.6491119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09168977" calcext:value-type="float">
            <text:p>38.09168977</text:p>
          </table:table-cell>
          <table:table-cell office:value-type="float" office:value="68.04059466" calcext:value-type="float">
            <text:p>68.04059466</text:p>
          </table:table-cell>
          <table:table-cell office:value-type="float" office:value="38.09168977" calcext:value-type="float">
            <text:p>38.0916897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style-name="ce5" table:formula="of:=AVERAGE([.B3:.D12])" office:value-type="float" office:value="953.017133333333" calcext:value-type="float">
            <text:p>953.017133333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D12])" office:value-type="float" office:value="2178.96765632131" calcext:value-type="float">
            <text:p>2178.967656321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D26])" office:value-type="float" office:value="47.1747998776667" calcext:value-type="float">
            <text:p>47.174799877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D26])" office:value-type="float" office:value="13.2501936791745" calcext:value-type="float">
            <text:p>13.2501936792</text:p>
          </table:table-cell>
          <table:table-cell table:number-columns-repeated="9"/>
        </table:table-row>
      </table:table>
      <table:table table:name="Cubicles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99" calcext:value-type="float">
            <text:p>3.999</text:p>
          </table:table-cell>
          <table:table-cell office:value-type="float" office:value="4.472" calcext:value-type="float">
            <text:p>4.472</text:p>
          </table:table-cell>
          <table:table-cell office:value-type="float" office:value="4.475" calcext:value-type="float">
            <text:p>4.475</text:p>
          </table:table-cell>
          <table:table-cell office:value-type="float" office:value="4.514" calcext:value-type="float">
            <text:p>4.514</text:p>
          </table:table-cell>
          <table:table-cell office:value-type="float" office:value="4.408" calcext:value-type="float">
            <text:p>4.408</text:p>
          </table:table-cell>
          <table:table-cell office:value-type="float" office:value="4.388" calcext:value-type="float">
            <text:p>4.388</text:p>
          </table:table-cell>
          <table:table-cell office:value-type="float" office:value="4.425" calcext:value-type="float">
            <text:p>4.425</text:p>
          </table:table-cell>
          <table:table-cell office:value-type="float" office:value="4.433" calcext:value-type="float">
            <text:p>4.433</text:p>
          </table:table-cell>
          <table:table-cell office:value-type="float" office:value="4.447" calcext:value-type="float">
            <text:p>4.447</text:p>
          </table:table-cell>
          <table:table-cell office:value-type="float" office:value="4.441" calcext:value-type="float">
            <text:p>4.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43" calcext:value-type="float">
            <text:p>4.443</text:p>
          </table:table-cell>
          <table:table-cell office:value-type="float" office:value="4.469" calcext:value-type="float">
            <text:p>4.469</text:p>
          </table:table-cell>
          <table:table-cell office:value-type="float" office:value="4.397" calcext:value-type="float">
            <text:p>4.397</text:p>
          </table:table-cell>
          <table:table-cell office:value-type="float" office:value="3.864" calcext:value-type="float">
            <text:p>3.864</text:p>
          </table:table-cell>
          <table:table-cell office:value-type="float" office:value="3.844" calcext:value-type="float">
            <text:p>3.844</text:p>
          </table:table-cell>
          <table:table-cell office:value-type="float" office:value="3.846" calcext:value-type="float">
            <text:p>3.846</text:p>
          </table:table-cell>
          <table:table-cell office:value-type="float" office:value="3.851" calcext:value-type="float">
            <text:p>3.851</text:p>
          </table:table-cell>
          <table:table-cell office:value-type="float" office:value="3.865" calcext:value-type="float">
            <text:p>3.865</text:p>
          </table:table-cell>
          <table:table-cell office:value-type="float" office:value="3.888" calcext:value-type="float">
            <text:p>3.888</text:p>
          </table:table-cell>
          <table:table-cell office:value-type="float" office:value="4.345" calcext:value-type="float">
            <text:p>4.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33" calcext:value-type="float">
            <text:p>9.333</text:p>
          </table:table-cell>
          <table:table-cell office:value-type="float" office:value="9.304" calcext:value-type="float">
            <text:p>9.304</text:p>
          </table:table-cell>
          <table:table-cell office:value-type="float" office:value="9.298" calcext:value-type="float">
            <text:p>9.298</text:p>
          </table:table-cell>
          <table:table-cell office:value-type="float" office:value="9.312" calcext:value-type="float">
            <text:p>9.312</text:p>
          </table:table-cell>
          <table:table-cell office:value-type="float" office:value="9.353" calcext:value-type="float">
            <text:p>9.353</text:p>
          </table:table-cell>
          <table:table-cell office:value-type="float" office:value="9.333" calcext:value-type="float">
            <text:p>9.333</text:p>
          </table:table-cell>
          <table:table-cell office:value-type="float" office:value="9.347" calcext:value-type="float">
            <text:p>9.347</text:p>
          </table:table-cell>
          <table:table-cell office:value-type="float" office:value="9.384" calcext:value-type="float">
            <text:p>9.384</text:p>
          </table:table-cell>
          <table:table-cell office:value-type="float" office:value="9.345" calcext:value-type="float">
            <text:p>9.345</text:p>
          </table:table-cell>
          <table:table-cell office:value-type="float" office:value="6.979" calcext:value-type="float">
            <text:p>6.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4" calcext:value-type="float">
            <text:p>2.644</text:p>
          </table:table-cell>
          <table:table-cell office:value-type="float" office:value="3.092" calcext:value-type="float">
            <text:p>3.092</text:p>
          </table:table-cell>
          <table:table-cell office:value-type="float" office:value="2.67" calcext:value-type="float">
            <text:p>2.67</text:p>
          </table:table-cell>
          <table:table-cell office:value-type="float" office:value="3.091" calcext:value-type="float">
            <text:p>3.091</text:p>
          </table:table-cell>
          <table:table-cell office:value-type="float" office:value="3.109" calcext:value-type="float">
            <text:p>3.109</text:p>
          </table:table-cell>
          <table:table-cell office:value-type="float" office:value="2.654" calcext:value-type="float">
            <text:p>2.654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3.08" calcext:value-type="float">
            <text:p>3.08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67" calcext:value-type="float">
            <text:p>3.967</text:p>
          </table:table-cell>
          <table:table-cell office:value-type="float" office:value="3.974" calcext:value-type="float">
            <text:p>3.974</text:p>
          </table:table-cell>
          <table:table-cell office:value-type="float" office:value="5.384" calcext:value-type="float">
            <text:p>5.384</text:p>
          </table:table-cell>
          <table:table-cell office:value-type="float" office:value="3.973" calcext:value-type="float">
            <text:p>3.973</text:p>
          </table:table-cell>
          <table:table-cell office:value-type="float" office:value="3.979" calcext:value-type="float">
            <text:p>3.979</text:p>
          </table:table-cell>
          <table:table-cell office:value-type="float" office:value="3.972" calcext:value-type="float">
            <text:p>3.972</text:p>
          </table:table-cell>
          <table:table-cell office:value-type="float" office:value="5.395" calcext:value-type="float">
            <text:p>5.395</text:p>
          </table:table-cell>
          <table:table-cell office:value-type="float" office:value="5.394" calcext:value-type="float">
            <text:p>5.394</text:p>
          </table:table-cell>
          <table:table-cell office:value-type="float" office:value="5.399" calcext:value-type="float">
            <text:p>5.399</text:p>
          </table:table-cell>
          <table:table-cell office:value-type="float" office:value="3.979" calcext:value-type="float">
            <text:p>3.9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2" calcext:value-type="float">
            <text:p>22.2</text:p>
          </table:table-cell>
          <table:table-cell office:value-type="float" office:value="4.419" calcext:value-type="float">
            <text:p>4.419</text:p>
          </table:table-cell>
          <table:table-cell office:value-type="float" office:value="4.432" calcext:value-type="float">
            <text:p>4.432</text:p>
          </table:table-cell>
          <table:table-cell office:value-type="float" office:value="22.372" calcext:value-type="float">
            <text:p>22.372</text:p>
          </table:table-cell>
          <table:table-cell office:value-type="float" office:value="4.455" calcext:value-type="float">
            <text:p>4.455</text:p>
          </table:table-cell>
          <table:table-cell office:value-type="float" office:value="4.437" calcext:value-type="float">
            <text:p>4.437</text:p>
          </table:table-cell>
          <table:table-cell office:value-type="float" office:value="22.364" calcext:value-type="float">
            <text:p>22.364</text:p>
          </table:table-cell>
          <table:table-cell office:value-type="float" office:value="4.476" calcext:value-type="float">
            <text:p>4.476</text:p>
          </table:table-cell>
          <table:table-cell office:value-type="float" office:value="4.474" calcext:value-type="float">
            <text:p>4.474</text:p>
          </table:table-cell>
          <table:table-cell office:value-type="float" office:value="22.239" calcext:value-type="float">
            <text:p>22.2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65" calcext:value-type="float">
            <text:p>2.165</text:p>
          </table:table-cell>
          <table:table-cell office:value-type="float" office:value="2.157" calcext:value-type="float">
            <text:p>2.157</text:p>
          </table:table-cell>
          <table:table-cell office:value-type="float" office:value="2.151" calcext:value-type="float">
            <text:p>2.151</text:p>
          </table:table-cell>
          <table:table-cell office:value-type="float" office:value="1.105" calcext:value-type="float">
            <text:p>1.105</text:p>
          </table:table-cell>
          <table:table-cell office:value-type="float" office:value="2.157" calcext:value-type="float">
            <text:p>2.157</text:p>
          </table:table-cell>
          <table:table-cell office:value-type="float" office:value="2.148" calcext:value-type="float">
            <text:p>2.148</text:p>
          </table:table-cell>
          <table:table-cell office:value-type="float" office:value="1.104" calcext:value-type="float">
            <text:p>1.104</text:p>
          </table:table-cell>
          <table:table-cell office:value-type="float" office:value="2.156" calcext:value-type="float">
            <text:p>2.156</text:p>
          </table:table-cell>
          <table:table-cell table:number-columns-repeated="2" office:value-type="float" office:value="1.106" calcext:value-type="float">
            <text:p>1.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806" calcext:value-type="float">
            <text:p>6.806</text:p>
          </table:table-cell>
          <table:table-cell office:value-type="float" office:value="10.469" calcext:value-type="float">
            <text:p>10.469</text:p>
          </table:table-cell>
          <table:table-cell office:value-type="float" office:value="6.838" calcext:value-type="float">
            <text:p>6.838</text:p>
          </table:table-cell>
          <table:table-cell office:value-type="float" office:value="10.514" calcext:value-type="float">
            <text:p>10.514</text:p>
          </table:table-cell>
          <table:table-cell office:value-type="float" office:value="6.816" calcext:value-type="float">
            <text:p>6.816</text:p>
          </table:table-cell>
          <table:table-cell office:value-type="float" office:value="6.829" calcext:value-type="float">
            <text:p>6.829</text:p>
          </table:table-cell>
          <table:table-cell office:value-type="float" office:value="10.486" calcext:value-type="float">
            <text:p>10.486</text:p>
          </table:table-cell>
          <table:table-cell office:value-type="float" office:value="6.82" calcext:value-type="float">
            <text:p>6.82</text:p>
          </table:table-cell>
          <table:table-cell office:value-type="float" office:value="10.474" calcext:value-type="float">
            <text:p>10.474</text:p>
          </table:table-cell>
          <table:table-cell office:value-type="float" office:value="10.486" calcext:value-type="float">
            <text:p>10.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26" calcext:value-type="float">
            <text:p>2.626</text:p>
          </table:table-cell>
          <table:table-cell office:value-type="float" office:value="4.771" calcext:value-type="float">
            <text:p>4.771</text:p>
          </table:table-cell>
          <table:table-cell office:value-type="float" office:value="4.752" calcext:value-type="float">
            <text:p>4.752</text:p>
          </table:table-cell>
          <table:table-cell office:value-type="float" office:value="4.759" calcext:value-type="float">
            <text:p>4.759</text:p>
          </table:table-cell>
          <table:table-cell office:value-type="float" office:value="2.624" calcext:value-type="float">
            <text:p>2.624</text:p>
          </table:table-cell>
          <table:table-cell office:value-type="float" office:value="4.767" calcext:value-type="float">
            <text:p>4.767</text:p>
          </table:table-cell>
          <table:table-cell office:value-type="float" office:value="4.759" calcext:value-type="float">
            <text:p>4.759</text:p>
          </table:table-cell>
          <table:table-cell office:value-type="float" office:value="4.761" calcext:value-type="float">
            <text:p>4.761</text:p>
          </table:table-cell>
          <table:table-cell office:value-type="float" office:value="4.773" calcext:value-type="float">
            <text:p>4.773</text:p>
          </table:table-cell>
          <table:table-cell office:value-type="float" office:value="2.628" calcext:value-type="float">
            <text:p>2.6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06" calcext:value-type="float">
            <text:p>7.506</text:p>
          </table:table-cell>
          <table:table-cell office:value-type="float" office:value="4.444" calcext:value-type="float">
            <text:p>4.444</text:p>
          </table:table-cell>
          <table:table-cell office:value-type="float" office:value="4.447" calcext:value-type="float">
            <text:p>4.447</text:p>
          </table:table-cell>
          <table:table-cell office:value-type="float" office:value="4.441" calcext:value-type="float">
            <text:p>4.441</text:p>
          </table:table-cell>
          <table:table-cell office:value-type="float" office:value="4.446" calcext:value-type="float">
            <text:p>4.446</text:p>
          </table:table-cell>
          <table:table-cell office:value-type="float" office:value="7.53" calcext:value-type="float">
            <text:p>7.53</text:p>
          </table:table-cell>
          <table:table-cell office:value-type="float" office:value="4.441" calcext:value-type="float">
            <text:p>4.441</text:p>
          </table:table-cell>
          <table:table-cell office:value-type="float" office:value="7.518" calcext:value-type="float">
            <text:p>7.518</text:p>
          </table:table-cell>
          <table:table-cell office:value-type="float" office:value="4.427" calcext:value-type="float">
            <text:p>4.427</text:p>
          </table:table-cell>
          <table:table-cell office:value-type="float" office:value="4.446" calcext:value-type="float">
            <text:p>4.446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.06025867" calcext:value-type="float">
            <text:p>117.06025867</text:p>
          </table:table-cell>
          <table:table-cell table:number-columns-repeated="9" office:value-type="float" office:value="116.38808423" calcext:value-type="float">
            <text:p>116.38808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16.38808423" calcext:value-type="float">
            <text:p>116.38808423</text:p>
          </table:table-cell>
          <table:table-cell table:number-columns-repeated="6" office:value-type="float" office:value="117.06025867" calcext:value-type="float">
            <text:p>117.06025867</text:p>
          </table:table-cell>
          <table:table-cell office:value-type="float" office:value="116.38808423" calcext:value-type="float">
            <text:p>116.38808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 office:value-type="float" office:value="116.71582894" calcext:value-type="float">
            <text:p>116.71582894</text:p>
          </table:table-cell>
          <table:table-cell office:value-type="float" office:value="108.83649661" calcext:value-type="float">
            <text:p>108.83649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.60761394" calcext:value-type="float">
            <text:p>116.60761394</text:p>
          </table:table-cell>
          <table:table-cell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  <table:table-cell table:number-columns-repeated="2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  <table:table-cell table:number-columns-repeated="3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3.8854825" calcext:value-type="float">
            <text:p>113.8854825</text:p>
          </table:table-cell>
          <table:table-cell office:value-type="float" office:value="113.41423371" calcext:value-type="float">
            <text:p>113.41423371</text:p>
          </table:table-cell>
          <table:table-cell table:number-columns-repeated="3" office:value-type="float" office:value="113.8854825" calcext:value-type="float">
            <text:p>113.8854825</text:p>
          </table:table-cell>
          <table:table-cell table:number-columns-repeated="3" office:value-type="float" office:value="113.41423371" calcext:value-type="float">
            <text:p>113.41423371</text:p>
          </table:table-cell>
          <table:table-cell office:value-type="float" office:value="113.8854825" calcext:value-type="float">
            <text:p>113.8854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table:number-columns-repeated="2"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office:value-type="float" office:value="116.68781912" calcext:value-type="float">
            <text:p>116.68781912</text:p>
          </table:table-cell>
          <table:table-cell table:number-columns-repeated="2" office:value-type="float" office:value="108.92632855" calcext:value-type="float">
            <text:p>108.92632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.86656892" calcext:value-type="float">
            <text:p>137.86656892</text:p>
          </table:table-cell>
          <table:table-cell office:value-type="float" office:value="114.5709652" calcext:value-type="float">
            <text:p>114.5709652</text:p>
          </table:table-cell>
          <table:table-cell office:value-type="float" office:value="137.86656892" calcext:value-type="float">
            <text:p>137.86656892</text:p>
          </table:table-cell>
          <table:table-cell office:value-type="float" office:value="114.5709652" calcext:value-type="float">
            <text:p>114.5709652</text:p>
          </table:table-cell>
          <table:table-cell table:number-columns-repeated="2" office:value-type="float" office:value="137.86656892" calcext:value-type="float">
            <text:p>137.86656892</text:p>
          </table:table-cell>
          <table:table-cell office:value-type="float" office:value="114.5709652" calcext:value-type="float">
            <text:p>114.5709652</text:p>
          </table:table-cell>
          <table:table-cell office:value-type="float" office:value="137.86656892" calcext:value-type="float">
            <text:p>137.86656892</text:p>
          </table:table-cell>
          <table:table-cell table:number-columns-repeated="2" office:value-type="float" office:value="114.5709652" calcext:value-type="float">
            <text:p>114.57096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.22861141" calcext:value-type="float">
            <text:p>117.22861141</text:p>
          </table:table-cell>
          <table:table-cell table:number-columns-repeated="3" office:value-type="float" office:value="121.87915271" calcext:value-type="float">
            <text:p>121.87915271</text:p>
          </table:table-cell>
          <table:table-cell office:value-type="float" office:value="117.22861141" calcext:value-type="float">
            <text:p>117.22861141</text:p>
          </table:table-cell>
          <table:table-cell table:number-columns-repeated="4" office:value-type="float" office:value="121.87915271" calcext:value-type="float">
            <text:p>121.87915271</text:p>
          </table:table-cell>
          <table:table-cell office:value-type="float" office:value="117.22861141" calcext:value-type="float">
            <text:p>117.22861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.59532139" calcext:value-type="float">
            <text:p>115.59532139</text:p>
          </table:table-cell>
          <table:table-cell table:number-columns-repeated="4" office:value-type="float" office:value="115.96006795" calcext:value-type="float">
            <text:p>115.96006795</text:p>
          </table:table-cell>
          <table:table-cell office:value-type="float" office:value="115.59532139" calcext:value-type="float">
            <text:p>115.59532139</text:p>
          </table:table-cell>
          <table:table-cell office:value-type="float" office:value="115.96006795" calcext:value-type="float">
            <text:p>115.96006795</text:p>
          </table:table-cell>
          <table:table-cell office:value-type="float" office:value="115.59532139" calcext:value-type="float">
            <text:p>115.59532139</text:p>
          </table:table-cell>
          <table:table-cell table:number-columns-repeated="2" office:value-type="float" office:value="115.96006795" calcext:value-type="float">
            <text:p>115.96006795</text:p>
          </table:table-cell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formula="of:=AVERAGE([.B3:.K12])" office:value-type="float" office:value="5.6499" calcext:value-type="float">
            <text:p>5.6499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K12])" office:value-type="float" office:value="4.1530778303141" calcext:value-type="float">
            <text:p>4.153077830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K26])" office:value-type="float" office:value="118.2821968325" calcext:value-type="float">
            <text:p>118.282196832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K26])" office:value-type="float" office:value="6.01327482293195" calcext:value-type="float">
            <text:p>6.0132748229</text:p>
          </table:table-cell>
          <table:table-cell table:number-columns-repeated="9"/>
        </table:table-row>
      </table:table>
      <table:table table:name="Pipedream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59" calcext:value-type="float">
            <text:p>3.759</text:p>
          </table:table-cell>
          <table:table-cell office:value-type="float" office:value="3.772" calcext:value-type="float">
            <text:p>3.772</text:p>
          </table:table-cell>
          <table:table-cell office:value-type="float" office:value="3.763" calcext:value-type="float">
            <text:p>3.763</text:p>
          </table:table-cell>
          <table:table-cell office:value-type="float" office:value="3.769" calcext:value-type="float">
            <text:p>3.769</text:p>
          </table:table-cell>
          <table:table-cell office:value-type="float" office:value="3.774" calcext:value-type="float">
            <text:p>3.774</text:p>
          </table:table-cell>
          <table:table-cell office:value-type="float" office:value="3.783" calcext:value-type="float">
            <text:p>3.783</text:p>
          </table:table-cell>
          <table:table-cell office:value-type="float" office:value="3.82" calcext:value-type="float">
            <text:p>3.82</text:p>
          </table:table-cell>
          <table:table-cell office:value-type="float" office:value="3.843" calcext:value-type="float">
            <text:p>3.843</text:p>
          </table:table-cell>
          <table:table-cell office:value-type="float" office:value="6.09" calcext:value-type="float">
            <text:p>6.09</text:p>
          </table:table-cell>
          <table:table-cell office:value-type="float" office:value="3.876" calcext:value-type="float">
            <text:p>3.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79" calcext:value-type="float">
            <text:p>3.779</text:p>
          </table:table-cell>
          <table:table-cell office:value-type="float" office:value="5.948" calcext:value-type="float">
            <text:p>5.948</text:p>
          </table:table-cell>
          <table:table-cell office:value-type="float" office:value="3.869" calcext:value-type="float">
            <text:p>3.869</text:p>
          </table:table-cell>
          <table:table-cell office:value-type="float" office:value="3.829" calcext:value-type="float">
            <text:p>3.829</text:p>
          </table:table-cell>
          <table:table-cell office:value-type="float" office:value="5.943" calcext:value-type="float">
            <text:p>5.943</text:p>
          </table:table-cell>
          <table:table-cell office:value-type="float" office:value="3.799" calcext:value-type="float">
            <text:p>3.799</text:p>
          </table:table-cell>
          <table:table-cell office:value-type="float" office:value="6.009" calcext:value-type="float">
            <text:p>6.009</text:p>
          </table:table-cell>
          <table:table-cell office:value-type="float" office:value="3.814" calcext:value-type="float">
            <text:p>3.814</text:p>
          </table:table-cell>
          <table:table-cell office:value-type="float" office:value="3.774" calcext:value-type="float">
            <text:p>3.774</text:p>
          </table:table-cell>
          <table:table-cell office:value-type="float" office:value="5.888" calcext:value-type="float">
            <text:p>5.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99" calcext:value-type="float">
            <text:p>5.799</text:p>
          </table:table-cell>
          <table:table-cell office:value-type="float" office:value="5.871" calcext:value-type="float">
            <text:p>5.871</text:p>
          </table:table-cell>
          <table:table-cell office:value-type="float" office:value="5.876" calcext:value-type="float">
            <text:p>5.876</text:p>
          </table:table-cell>
          <table:table-cell office:value-type="float" office:value="5.835" calcext:value-type="float">
            <text:p>5.835</text:p>
          </table:table-cell>
          <table:table-cell office:value-type="float" office:value="5.826" calcext:value-type="float">
            <text:p>5.826</text:p>
          </table:table-cell>
          <table:table-cell office:value-type="float" office:value="5.789" calcext:value-type="float">
            <text:p>5.789</text:p>
          </table:table-cell>
          <table:table-cell office:value-type="float" office:value="5.775" calcext:value-type="float">
            <text:p>5.775</text:p>
          </table:table-cell>
          <table:table-cell office:value-type="float" office:value="5.792" calcext:value-type="float">
            <text:p>5.792</text:p>
          </table:table-cell>
          <table:table-cell office:value-type="float" office:value="5.79" calcext:value-type="float">
            <text:p>5.79</text:p>
          </table:table-cell>
          <table:table-cell office:value-type="float" office:value="5.792" calcext:value-type="float">
            <text:p>5.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.965" calcext:value-type="float">
            <text:p>157.965</text:p>
          </table:table-cell>
          <table:table-cell office:value-type="float" office:value="158.808" calcext:value-type="float">
            <text:p>158.808</text:p>
          </table:table-cell>
          <table:table-cell office:value-type="float" office:value="130.408" calcext:value-type="float">
            <text:p>130.408</text:p>
          </table:table-cell>
          <table:table-cell office:value-type="float" office:value="130.897" calcext:value-type="float">
            <text:p>130.897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158.029" calcext:value-type="float">
            <text:p>158.029</text:p>
          </table:table-cell>
          <table:table-cell office:value-type="float" office:value="132.083" calcext:value-type="float">
            <text:p>132.083</text:p>
          </table:table-cell>
          <table:table-cell office:value-type="float" office:value="130.401" calcext:value-type="float">
            <text:p>130.401</text:p>
          </table:table-cell>
          <table:table-cell office:value-type="float" office:value="130.591" calcext:value-type="float">
            <text:p>130.5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49" calcext:value-type="float">
            <text:p>7.49</text:p>
          </table:table-cell>
          <table:table-cell office:value-type="float" office:value="7.486" calcext:value-type="float">
            <text:p>7.486</text:p>
          </table:table-cell>
          <table:table-cell office:value-type="float" office:value="7.091" calcext:value-type="float">
            <text:p>7.091</text:p>
          </table:table-cell>
          <table:table-cell office:value-type="float" office:value="7.485" calcext:value-type="float">
            <text:p>7.485</text:p>
          </table:table-cell>
          <table:table-cell office:value-type="float" office:value="7.077" calcext:value-type="float">
            <text:p>7.077</text:p>
          </table:table-cell>
          <table:table-cell office:value-type="float" office:value="7.479" calcext:value-type="float">
            <text:p>7.479</text:p>
          </table:table-cell>
          <table:table-cell office:value-type="float" office:value="7.476" calcext:value-type="float">
            <text:p>7.476</text:p>
          </table:table-cell>
          <table:table-cell office:value-type="float" office:value="7.405" calcext:value-type="float">
            <text:p>7.405</text:p>
          </table:table-cell>
          <table:table-cell office:value-type="float" office:value="6.957" calcext:value-type="float">
            <text:p>6.957</text:p>
          </table:table-cell>
          <table:table-cell office:value-type="float" office:value="6.951" calcext:value-type="float">
            <text:p>6.9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68" calcext:value-type="float">
            <text:p>71.68</text:p>
          </table:table-cell>
          <table:table-cell office:value-type="float" office:value="75.109" calcext:value-type="float">
            <text:p>75.109</text:p>
          </table:table-cell>
          <table:table-cell office:value-type="float" office:value="74.356" calcext:value-type="float">
            <text:p>74.356</text:p>
          </table:table-cell>
          <table:table-cell office:value-type="float" office:value="72.429" calcext:value-type="float">
            <text:p>72.429</text:p>
          </table:table-cell>
          <table:table-cell office:value-type="float" office:value="75.865" calcext:value-type="float">
            <text:p>75.865</text:p>
          </table:table-cell>
          <table:table-cell office:value-type="float" office:value="74.816" calcext:value-type="float">
            <text:p>74.816</text:p>
          </table:table-cell>
          <table:table-cell office:value-type="float" office:value="74.81" calcext:value-type="float">
            <text:p>74.81</text:p>
          </table:table-cell>
          <table:table-cell office:value-type="float" office:value="72.457" calcext:value-type="float">
            <text:p>72.457</text:p>
          </table:table-cell>
          <table:table-cell office:value-type="float" office:value="71.875" calcext:value-type="float">
            <text:p>71.875</text:p>
          </table:table-cell>
          <table:table-cell office:value-type="float" office:value="74.474" calcext:value-type="float">
            <text:p>74.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4" calcext:value-type="float">
            <text:p>1.334</text:p>
          </table:table-cell>
          <table:table-cell office:value-type="float" office:value="1.33" calcext:value-type="float">
            <text:p>1.33</text:p>
          </table:table-cell>
          <table:table-cell office:value-type="float" office:value="1.331" calcext:value-type="float">
            <text:p>1.331</text:p>
          </table:table-cell>
          <table:table-cell office:value-type="float" office:value="1.264" calcext:value-type="float">
            <text:p>1.264</text:p>
          </table:table-cell>
          <table:table-cell office:value-type="float" office:value="1.278" calcext:value-type="float">
            <text:p>1.278</text:p>
          </table:table-cell>
          <table:table-cell office:value-type="float" office:value="1.333" calcext:value-type="float">
            <text:p>1.333</text:p>
          </table:table-cell>
          <table:table-cell office:value-type="float" office:value="1.332" calcext:value-type="float">
            <text:p>1.332</text:p>
          </table:table-cell>
          <table:table-cell office:value-type="float" office:value="1.331" calcext:value-type="float">
            <text:p>1.331</text:p>
          </table:table-cell>
          <table:table-cell office:value-type="float" office:value="1.332" calcext:value-type="float">
            <text:p>1.332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.863" calcext:value-type="float">
            <text:p>81.863</text:p>
          </table:table-cell>
          <table:table-cell office:value-type="float" office:value="81.89" calcext:value-type="float">
            <text:p>81.89</text:p>
          </table:table-cell>
          <table:table-cell office:value-type="float" office:value="24.691" calcext:value-type="float">
            <text:p>24.691</text:p>
          </table:table-cell>
          <table:table-cell office:value-type="float" office:value="24.772" calcext:value-type="float">
            <text:p>24.772</text:p>
          </table:table-cell>
          <table:table-cell office:value-type="float" office:value="24.622" calcext:value-type="float">
            <text:p>24.622</text:p>
          </table:table-cell>
          <table:table-cell office:value-type="float" office:value="24.71" calcext:value-type="float">
            <text:p>24.71</text:p>
          </table:table-cell>
          <table:table-cell office:value-type="float" office:value="24.756" calcext:value-type="float">
            <text:p>24.756</text:p>
          </table:table-cell>
          <table:table-cell office:value-type="float" office:value="24.606" calcext:value-type="float">
            <text:p>24.606</text:p>
          </table:table-cell>
          <table:table-cell office:value-type="float" office:value="81.696" calcext:value-type="float">
            <text:p>81.696</text:p>
          </table:table-cell>
          <table:table-cell office:value-type="float" office:value="82.511" calcext:value-type="float">
            <text:p>82.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95" calcext:value-type="float">
            <text:p>9.495</text:p>
          </table:table-cell>
          <table:table-cell office:value-type="float" office:value="9.518" calcext:value-type="float">
            <text:p>9.518</text:p>
          </table:table-cell>
          <table:table-cell office:value-type="float" office:value="9.499" calcext:value-type="float">
            <text:p>9.499</text:p>
          </table:table-cell>
          <table:table-cell office:value-type="float" office:value="9.136" calcext:value-type="float">
            <text:p>9.136</text:p>
          </table:table-cell>
          <table:table-cell office:value-type="float" office:value="9.13" calcext:value-type="float">
            <text:p>9.13</text:p>
          </table:table-cell>
          <table:table-cell office:value-type="float" office:value="9.473" calcext:value-type="float">
            <text:p>9.473</text:p>
          </table:table-cell>
          <table:table-cell office:value-type="float" office:value="9.121" calcext:value-type="float">
            <text:p>9.121</text:p>
          </table:table-cell>
          <table:table-cell office:value-type="float" office:value="9.155" calcext:value-type="float">
            <text:p>9.155</text:p>
          </table:table-cell>
          <table:table-cell office:value-type="float" office:value="9.129" calcext:value-type="float">
            <text:p>9.129</text:p>
          </table:table-cell>
          <table:table-cell office:value-type="float" office:value="9.124" calcext:value-type="float">
            <text:p>9.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01" calcext:value-type="float">
            <text:p>2.301</text:p>
          </table:table-cell>
          <table:table-cell office:value-type="float" office:value="14.87" calcext:value-type="float">
            <text:p>14.87</text:p>
          </table:table-cell>
          <table:table-cell office:value-type="float" office:value="14.841" calcext:value-type="float">
            <text:p>14.841</text:p>
          </table:table-cell>
          <table:table-cell table:number-columns-repeated="2" office:value-type="float" office:value="2.299" calcext:value-type="float">
            <text:p>2.299</text:p>
          </table:table-cell>
          <table:table-cell office:value-type="float" office:value="14.832" calcext:value-type="float">
            <text:p>14.832</text:p>
          </table:table-cell>
          <table:table-cell office:value-type="float" office:value="2.296" calcext:value-type="float">
            <text:p>2.296</text:p>
          </table:table-cell>
          <table:table-cell office:value-type="float" office:value="2.297" calcext:value-type="float">
            <text:p>2.297</text:p>
          </table:table-cell>
          <table:table-cell office:value-type="float" office:value="14.833" calcext:value-type="float">
            <text:p>14.833</text:p>
          </table:table-cell>
          <table:table-cell office:value-type="float" office:value="14.798" calcext:value-type="float">
            <text:p>14.798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office:value-type="float" office:value="8.96448066" calcext:value-type="float">
            <text:p>8.96448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table:number-columns-repeated="2"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table:number-columns-repeated="2"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7.03673258" calcext:value-type="float">
            <text:p>7.03673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.31476075" calcext:value-type="float">
            <text:p>7.31476075</text:p>
          </table:table-cell>
          <table:table-cell table:number-columns-repeated="4" office:value-type="float" office:value="9.42047649" calcext:value-type="float">
            <text:p>9.42047649</text:p>
          </table:table-cell>
          <table:table-cell office:value-type="float" office:value="7.31476075" calcext:value-type="float">
            <text:p>7.31476075</text:p>
          </table:table-cell>
          <table:table-cell table:number-columns-repeated="3" office:value-type="float" office:value="9.42047649" calcext:value-type="float">
            <text:p>9.42047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.96313714" calcext:value-type="float">
            <text:p>5.96313714</text:p>
          </table:table-cell>
          <table:table-cell office:value-type="float" office:value="5.76882688" calcext:value-type="float">
            <text:p>5.76882688</text:p>
          </table:table-cell>
          <table:table-cell office:value-type="float" office:value="5.96313714" calcext:value-type="float">
            <text:p>5.96313714</text:p>
          </table:table-cell>
          <table:table-cell office:value-type="float" office:value="5.76882688" calcext:value-type="float">
            <text:p>5.76882688</text:p>
          </table:table-cell>
          <table:table-cell table:number-columns-repeated="3" office:value-type="float" office:value="5.96313714" calcext:value-type="float">
            <text:p>5.96313714</text:p>
          </table:table-cell>
          <table:table-cell table:number-columns-repeated="2" office:value-type="float" office:value="5.76882688" calcext:value-type="float">
            <text:p>5.76882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6.13974553" calcext:value-type="float">
            <text:p>6.13974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3.58660893" calcext:value-type="float">
            <text:p>3.58660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.32342396" calcext:value-type="float">
            <text:p>6.32342396</text:p>
          </table:table-cell>
          <table:table-cell table:number-columns-repeated="6" office:value-type="float" office:value="6.89132887" calcext:value-type="float">
            <text:p>6.89132887</text:p>
          </table:table-cell>
          <table:table-cell table:number-columns-repeated="2" office:value-type="float" office:value="6.32342396" calcext:value-type="float">
            <text:p>6.323423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6.92205079" calcext:value-type="float">
            <text:p>6.92205079</text:p>
          </table:table-cell>
          <table:table-cell table:number-columns-repeated="2" office:value-type="float" office:value="6.82082177" calcext:value-type="float">
            <text:p>6.82082177</text:p>
          </table:table-cell>
          <table:table-cell office:value-type="float" office:value="6.92205079" calcext:value-type="float">
            <text:p>6.92205079</text:p>
          </table:table-cell>
          <table:table-cell table:number-columns-repeated="4" office:value-type="float" office:value="6.82082177" calcext:value-type="float">
            <text:p>6.820821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1263504" calcext:value-type="float">
            <text:p>5.31263504</text:p>
          </table:table-cell>
          <table:table-cell table:number-columns-repeated="2" office:value-type="float" office:value="5.49331635" calcext:value-type="float">
            <text:p>5.49331635</text:p>
          </table:table-cell>
          <table:table-cell table:number-columns-repeated="2" office:value-type="float" office:value="5.31263504" calcext:value-type="float">
            <text:p>5.31263504</text:p>
          </table:table-cell>
          <table:table-cell office:value-type="float" office:value="5.49331635" calcext:value-type="float">
            <text:p>5.49331635</text:p>
          </table:table-cell>
          <table:table-cell table:number-columns-repeated="2" office:value-type="float" office:value="5.31263504" calcext:value-type="float">
            <text:p>5.31263504</text:p>
          </table:table-cell>
          <table:table-cell table:number-columns-repeated="2" office:value-type="float" office:value="5.49331635" calcext:value-type="float">
            <text:p>5.49331635</text:p>
          </table:table-cell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ean t (s)</text:p>
          </table:table-cell>
          <table:table-cell table:formula="of:=AVERAGE([.B3:.K12])" office:value-type="float" office:value="30.13856" calcext:value-type="float">
            <text:p>30.13856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t (s)</text:p>
          </table:table-cell>
          <table:table-cell table:formula="of:=STDEV([.B3:.K12])" office:value-type="float" office:value="44.0764656265413" calcext:value-type="float">
            <text:p>44.076465626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ve length</text:p>
          </table:table-cell>
          <table:table-cell table:formula="of:=AVERAGE([.B17:.K26])" office:value-type="float" office:value="6.7250681288" calcext:value-type="float">
            <text:p>6.7250681288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td dev length</text:p>
          </table:table-cell>
          <table:table-cell table:formula="of:=STDEV([.B17:.K26])" office:value-type="float" office:value="1.60761653794254" calcext:value-type="float">
            <text:p>1.607616537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7:23:48.706307460</meta:creation-date>
    <dc:date>2016-02-24T11:46:36.685909726</dc:date>
    <meta:editing-duration>P1DT18H7M32S</meta:editing-duration>
    <meta:editing-cycles>12</meta:editing-cycles>
    <meta:generator>LibreOffice/4.2.8.2$Linux_X86_64 LibreOffice_project/420m0$Build-2</meta:generator>
    <meta:document-statistic meta:table-count="3" meta:cell-count="616" meta:object-count="0"/>
  </office:meta>
</office:document-meta>
</file>